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7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標楷體" style:font-name-asian="標楷體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style:font-name="標楷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56" table:default-cell-style-name="ce8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員工考績表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6" table:number-rows-spanned="1">
            <text:p>　　　<text:span text:style-name="T1">年　　　月</text:span><text:span text:style-name="T2">  </text:span><text:span text:style-name="T3">　　　日</text:span></text:p>
          </table:table-cell>
          <table:covered-table-cell table:number-columns-repeated="15" table:style-name="ce10"/>
          <table:table-cell table:number-columns-repeated="1008"/>
        </table:table-row>
        <table:table-row table:style-name="ro2">
          <table:table-cell table:style-name="ce3" office:value-type="string" calcext:value-type="string">
            <text:p>工號</text:p>
          </table:table-cell>
          <table:table-cell table:style-name="ce4" table:number-columns-spanned="3" table:number-rows-spanned="1"/>
          <table:covered-table-cell table:style-name="ce14"/>
          <table:covered-table-cell table:style-name="ce16"/>
          <table:table-cell table:style-name="ce3" office:value-type="string" calcext:value-type="string" table:number-columns-spanned="2" table:number-rows-spanned="1">
            <text:p>姓名</text:p>
          </table:table-cell>
          <table:covered-table-cell table:style-name="ce11"/>
          <table:table-cell table:style-name="ce4" table:number-columns-spanned="2" table:number-rows-spanned="1"/>
          <table:covered-table-cell table:style-name="ce16"/>
          <table:table-cell table:style-name="ce3" office:value-type="string" calcext:value-type="string" table:number-columns-spanned="2" table:number-rows-spanned="1">
            <text:p>到職日</text:p>
          </table:table-cell>
          <table:covered-table-cell table:style-name="ce11"/>
          <table:table-cell table:style-name="ce3" office:value-type="string" calcext:value-type="string" table:number-columns-spanned="3" table:number-rows-spanned="1">
            <text:p>年<text:span text:style-name="T4">   </text:span><text:span text:style-name="T5">月</text:span><text:span text:style-name="T6">   </text:span><text:span text:style-name="T5">日</text:span></text:p>
          </table:table-cell>
          <table:covered-table-cell table:number-columns-repeated="2" table:style-name="ce11"/>
          <table:table-cell table:style-name="ce3" office:value-type="string" calcext:value-type="string">
            <text:p>年資</text:p>
          </table:table-cell>
          <table:table-cell table:style-name="ce3" office:value-type="string" calcext:value-type="string" table:number-columns-spanned="2" table:number-rows-spanned="1">
            <text:p>年<text:span text:style-name="T4">    </text:span><text:span text:style-name="T5">月</text:span></text:p>
          </table:table-cell>
          <table:covered-table-cell table:style-name="ce1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1">
            <text:p>工作單位</text:p>
          </table:table-cell>
          <table:covered-table-cell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3" office:value-type="string" calcext:value-type="string" table:number-columns-spanned="2" table:number-rows-spanned="1">
            <text:p>主管姓名</text:p>
          </table:table-cell>
          <table:covered-table-cell table:style-name="ce11"/>
          <table:table-cell table:style-name="ce4" table:number-columns-spanned="4" table:number-rows-spanned="1"/>
          <table:covered-table-cell table:number-columns-repeated="3" table:style-name="ce4"/>
          <table:table-cell table:style-name="ce3" office:value-type="string" calcext:value-type="string">
            <text:p>薪資</text:p>
          </table:table-cell>
          <table:table-cell table:style-name="ce11" office:value-type="string" calcext:value-type="string" table:number-columns-spanned="3" table:number-rows-spanned="1">
            <text:p>     <text:span text:style-name="T8">本薪</text:span><text:span text:style-name="T6">     </text:span><text:span text:style-name="T5">加給</text:span></text:p>
          </table:table-cell>
          <table:covered-table-cell table:number-columns-repeated="2" table:style-name="ce1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5">
            <text:p>品質要求<text:span text:style-name="T4">20</text:span>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評定項目</text:p>
          </table:table-cell>
          <table:covered-table-cell table:style-name="ce11"/>
          <table:table-cell table:style-name="ce3" office:value-type="string" calcext:value-type="string" table:number-columns-spanned="12" table:number-rows-spanned="1">
            <text:p>評分標準</text:p>
          </table:table-cell>
          <table:covered-table-cell table:number-columns-repeated="11" table:style-name="ce11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2" table:number-rows-spanned="1">
            <text:p>工作品質</text:p>
          </table:table-cell>
          <table:covered-table-cell table:style-name="ce17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無需指正</text:p>
          </table:table-cell>
          <table:covered-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偶需指正</text:p>
          </table:table-cell>
          <table:covered-table-cell table:style-name="ce17"/>
          <table:table-cell table:style-name="ce11" office:value-type="float" office:value="0.5" calcext:value-type="float">
            <text:p>0.5</text:p>
          </table:table-cell>
          <table:table-cell table:style-name="ce15" office:value-type="string" calcext:value-type="string" table:number-columns-spanned="2" table:number-rows-spanned="1">
            <text:p>常需指正</text:p>
          </table:table-cell>
          <table:covered-table-cell table:style-name="ce17"/>
          <table:table-cell table:style-name="ce11" office:value-type="float" office:value="0" calcext:value-type="float">
            <text:p>0</text:p>
          </table:table-cell>
          <table:table-cell table:style-name="ce3" office:value-type="string" calcext:value-type="string">
            <text:p>不滿意</text:p>
          </table:table-cell>
          <table:table-cell table:style-name="ce3" office:value-type="string" calcext:value-type="string">
            <text:p>評分</text:p>
          </table:table-cell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2" table:number-rows-spanned="1">
            <text:p>作業要求</text:p>
          </table:table-cell>
          <table:covered-table-cell table:style-name="ce17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準確遵守</text:p>
          </table:table-cell>
          <table:covered-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偶有錯誤</text:p>
          </table:table-cell>
          <table:covered-table-cell table:style-name="ce17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 table:number-columns-spanned="2" table:number-rows-spanned="1">
            <text:p>常犯錯誤</text:p>
          </table:table-cell>
          <table:covered-table-cell table:style-name="ce17"/>
          <table:table-cell table:style-name="ce4" table:number-columns-repeated="3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2" table:number-rows-spanned="1">
            <text:p>技術水準</text:p>
          </table:table-cell>
          <table:covered-table-cell table:style-name="ce17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能從事各種工作</text:p>
          </table:table-cell>
          <table:covered-table-cell table:style-name="ce17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 table:number-columns-spanned="2" table:number-rows-spanned="1">
            <text:p>能從事較難工作</text:p>
          </table:table-cell>
          <table:covered-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2" table:number-rows-spanned="1">
            <text:p>簡易工作</text:p>
          </table:table-cell>
          <table:covered-table-cell table:style-name="ce17"/>
          <table:table-cell table:style-name="ce4" table:number-columns-repeated="3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2" table:number-rows-spanned="1">
            <text:p>一般評語</text:p>
          </table:table-cell>
          <table:covered-table-cell table:style-name="ce17"/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 table:number-columns-spanned="2" table:number-rows-spanned="1">
            <text:p>品質特優</text:p>
          </table:table-cell>
          <table:covered-table-cell table:style-name="ce17"/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 table:number-columns-spanned="2" table:number-rows-spanned="1">
            <text:p>優良</text:p>
          </table:table-cell>
          <table:covered-table-cell table:style-name="ce17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 table:number-columns-spanned="2" table:number-rows-spanned="1">
            <text:p>平平</text:p>
          </table:table-cell>
          <table:covered-table-cell table:style-name="ce17"/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需改進</text:p>
          </table:table-cell>
          <table:table-cell table:style-name="ce22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3">
            <text:p>效率<text:span text:style-name="T4">20</text:span></text:p>
          </table:table-cell>
          <table:covered-table-cell table:style-name="ce4"/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 table:number-columns-spanned="5" table:number-rows-spanned="1">
            <text:p>平均效率<text:span text:style-name="T4">110</text:span><text:span text:style-name="T5">﹪以上</text:span></text:p>
          </table:table-cell>
          <table:covered-table-cell table:number-columns-repeated="3" table:style-name="ce18"/>
          <table:covered-table-cell table:style-name="ce19"/>
          <table:table-cell table:style-name="ce17"/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 table:number-columns-spanned="5" table:number-rows-spanned="1">
            <text:p>平均效率<text:span text:style-name="T4">80</text:span><text:span text:style-name="T5">﹪以上</text:span></text:p>
          </table:table-cell>
          <table:covered-table-cell table:number-columns-repeated="3" table:style-name="ce18"/>
          <table:covered-table-cell table:style-name="ce19"/>
          <table:table-cell table:style-name="ce2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1" office:value-type="float" office:value="17" calcext:value-type="float">
            <text:p>17</text:p>
          </table:table-cell>
          <table:table-cell table:style-name="ce15" office:value-type="string" calcext:value-type="string" table:number-columns-spanned="5" table:number-rows-spanned="1">
            <text:p>平均效率<text:span text:style-name="T4">100</text:span><text:span text:style-name="T5">﹪以上</text:span></text:p>
          </table:table-cell>
          <table:covered-table-cell table:number-columns-repeated="4" table:style-name="ce17"/>
          <table:table-cell table:style-name="ce17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 table:number-columns-spanned="5" table:number-rows-spanned="1">
            <text:p>平均效率<text:span text:style-name="T4">75</text:span><text:span text:style-name="T5">﹪以上</text:span></text:p>
          </table:table-cell>
          <table:covered-table-cell table:number-columns-repeated="3" table:style-name="ce18"/>
          <table:covered-table-cell table:style-name="ce19"/>
          <table:table-cell table:style-name="ce20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 table:number-columns-spanned="5" table:number-rows-spanned="1">
            <text:p>平均效率<text:span text:style-name="T4">90</text:span><text:span text:style-name="T5">﹪以上</text:span></text:p>
          </table:table-cell>
          <table:covered-table-cell table:number-columns-repeated="3" table:style-name="ce18"/>
          <table:covered-table-cell table:style-name="ce19"/>
          <table:table-cell table:style-name="ce20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 table:number-columns-spanned="5" table:number-rows-spanned="1">
            <text:p>平均效率未達<text:span text:style-name="T4">75</text:span><text:span text:style-name="T5">﹪者</text:span></text:p>
          </table:table-cell>
          <table:covered-table-cell table:number-columns-repeated="3" table:style-name="ce18"/>
          <table:covered-table-cell table:style-name="ce19"/>
          <table:table-cell table:style-name="ce20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2" table:number-rows-spanned="3">
            <text:p>出勤<text:span text:style-name="T4">20</text:span></text:p>
          </table:table-cell>
          <table:covered-table-cell table:style-name="ce4"/>
          <table:table-cell table:style-name="ce15" office:value-type="string" calcext:value-type="string" table:number-columns-spanned="13" table:number-rows-spanned="1">
            <text:p>每曠職一日扣<text:span text:style-name="T4">5</text:span><text:span text:style-name="T5">分</text:span></text:p>
          </table:table-cell>
          <table:covered-table-cell table:number-columns-repeated="11" table:style-name="ce18"/>
          <table:covered-table-cell table:style-name="ce19"/>
          <table:table-cell table:style-name="ce17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13" table:number-rows-spanned="1">
            <text:p>每請假一日扣<text:span text:style-name="T4">1</text:span><text:span text:style-name="T5">分</text:span></text:p>
          </table:table-cell>
          <table:covered-table-cell table:number-columns-repeated="11" table:style-name="ce18"/>
          <table:covered-table-cell table:style-name="ce19"/>
          <table:table-cell table:style-name="ce17"/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15" office:value-type="string" calcext:value-type="string" table:number-columns-spanned="13" table:number-rows-spanned="1">
            <text:p>每遲到一次扣<text:span text:style-name="T4">1</text:span><text:span text:style-name="T5">分</text:span></text:p>
          </table:table-cell>
          <table:covered-table-cell table:number-columns-repeated="11" table:style-name="ce18"/>
          <table:covered-table-cell table:style-name="ce19"/>
          <table:table-cell table:style-name="ce17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5">
            <text:p>工作知識<text:span text:style-name="T4">20</text:span></text:p>
          </table:table-cell>
          <table:table-cell table:style-name="ce3" office:value-type="string" calcext:value-type="string">
            <text:p>給分</text:p>
          </table:table-cell>
          <table:table-cell table:style-name="ce3" office:value-type="string" calcext:value-type="string" table:number-columns-spanned="4" table:number-rows-spanned="1">
            <text:p>考核事項</text:p>
          </table:table-cell>
          <table:covered-table-cell table:number-columns-repeated="3" table:style-name="ce11"/>
          <table:table-cell table:style-name="ce17"/>
          <table:table-cell table:style-name="ce3" office:value-type="string" calcext:value-type="string">
            <text:p>給分</text:p>
          </table:table-cell>
          <table:table-cell table:style-name="ce3" office:value-type="string" calcext:value-type="string" table:number-columns-spanned="4" table:number-rows-spanned="1">
            <text:p>考核事項</text:p>
          </table:table-cell>
          <table:covered-table-cell table:number-columns-repeated="3" table:style-name="ce11"/>
          <table:table-cell table:style-name="ce21"/>
          <table:table-cell table:style-name="ce3" office:value-type="string" calcext:value-type="string" table:number-columns-spanned="3" table:number-rows-spanned="1">
            <text:p>備註</text:p>
          </table:table-cell>
          <table:covered-table-cell table:style-name="ce25"/>
          <table:covered-table-cell table:style-name="ce29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經常詢問生產技術問題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可會同處理生產問題</text:p>
          </table:table-cell>
          <table:covered-table-cell table:number-columns-repeated="3" table:style-name="ce17"/>
          <table:table-cell table:style-name="ce21"/>
          <table:table-cell table:style-name="ce11" table:number-columns-spanned="3" table:number-rows-spanned="13"/>
          <table:covered-table-cell table:style-name="ce26"/>
          <table:covered-table-cell table:style-name="ce30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常提生產方法之建議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能協助主管處理技術問題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瞭解機器材料之使用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知道如何省用材料、工具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對於品質優劣能評定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能瞭解工具機器材料之好壞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5">
            <text:p>合作精神<text:span text:style-name="T4">15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準時上下班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願協助新同事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遵守公司各項規定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很少與人發生口角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遵守各項安全規定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樂意參加各項團體活動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接受工作之調動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易接受他人意見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願意擔任他人不願做工作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 table:number-columns-spanned="4" table:number-rows-spanned="1">
            <text:p>整潔習慣良好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4">
            <text:p>適應性<text:span text:style-name="T4">10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曾擔任若干種工作</text:p>
          </table:table-cell>
          <table:covered-table-cell table:number-columns-repeated="3" table:style-name="ce17"/>
          <table:table-cell table:style-name="ce17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工作適應力強</text:p>
          </table:table-cell>
          <table:covered-table-cell table:number-columns-repeated="3" table:style-name="ce17"/>
          <table:table-cell table:style-name="ce21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有能力使用複雜機器</text:p>
          </table:table-cell>
          <table:covered-table-cell table:number-columns-repeated="3" table:style-name="ce17"/>
          <table:table-cell table:style-name="ce17"/>
          <table:table-cell table:style-name="ce4"/>
          <table:table-cell table:style-name="ce22" table:number-columns-spanned="4" table:number-rows-spanned="1"/>
          <table:covered-table-cell table:number-columns-repeated="3" table:style-name="ce22"/>
          <table:table-cell table:style-name="ce20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易接受訓練</text:p>
          </table:table-cell>
          <table:covered-table-cell table:number-columns-repeated="3" table:style-name="ce17"/>
          <table:table-cell table:style-name="ce17"/>
          <table:table-cell table:style-name="ce20"/>
          <table:table-cell table:style-name="ce22" table:number-columns-spanned="4" table:number-rows-spanned="1"/>
          <table:covered-table-cell table:number-columns-repeated="3" table:style-name="ce22"/>
          <table:table-cell table:style-name="ce20"/>
          <table:covered-table-cell table:style-name="ce23"/>
          <table:covered-table-cell table:style-name="ce27"/>
          <table:covered-table-cell table:style-name="ce31"/>
          <table:table-cell table:number-columns-repeated="1008"/>
        </table:table-row>
        <table:table-row table:style-name="ro2">
          <table:covered-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 table:number-columns-spanned="4" table:number-rows-spanned="1">
            <text:p>專業知識良好</text:p>
          </table:table-cell>
          <table:covered-table-cell table:number-columns-repeated="3" table:style-name="ce17"/>
          <table:table-cell table:style-name="ce17"/>
          <table:table-cell table:style-name="ce21"/>
          <table:table-cell table:style-name="ce22" table:number-columns-spanned="4" table:number-rows-spanned="1"/>
          <table:covered-table-cell table:number-columns-repeated="3" table:style-name="ce22"/>
          <table:table-cell table:style-name="ce20"/>
          <table:covered-table-cell table:style-name="ce24"/>
          <table:covered-table-cell table:style-name="ce28"/>
          <table:covered-table-cell table:style-name="ce32"/>
          <table:table-cell table:number-columns-repeated="1008"/>
        </table:table-row>
        <table:table-row table:style-name="ro2">
          <table:table-cell table:style-name="ce5" table:number-columns-repeated="9"/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16" table:number-rows-spanned="1">
            <text:p>等級<text:span text:style-name="T4"> </text:span><text:span text:style-name="T5">＿＿＿＿＿＿＿＿＿＿＿＿</text:span><text:span text:style-name="T6"> </text:span><text:span text:style-name="T5">　總評分＿＿＿＿＿＿＿＿＿＿＿＿</text:span><text:span text:style-name="T6"> </text:span></text:p>
          </table:table-cell>
          <table:covered-table-cell table:number-columns-repeated="15" table:style-name="ce12"/>
          <table:table-cell table:number-columns-repeated="1008"/>
        </table:table-row>
        <table:table-row table:style-name="ro2">
          <table:table-cell table:style-name="ce7" office:value-type="string" calcext:value-type="string">
            <text:p>主管＿＿＿＿＿＿＿＿＿＿＿＿<text:span text:style-name="T7"> </text:span></text:p>
          </table:table-cell>
          <table:table-cell table:style-name="ce13" table:number-columns-repeated="1023"/>
        </table:table-row>
        <table:table-row table:style-name="ro2" table:number-rows-repeated="71">
          <table:table-cell table:number-columns-repeated="1024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4:55.7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7:50:08</meta:creation-date>
    <dc:date>2017-01-20T19:25:48.138000000</dc:date>
    <meta:print-date>2004-04-19T17:52:37</meta:print-date>
    <meta:generator>LibreOffice/5.1.1.3$Windows_x86 LibreOffice_project/89f508ef3ecebd2cfb8e1def0f0ba9a803b88a6d</meta:generator>
    <meta:editing-duration>PT52S</meta:editing-duration>
    <meta:editing-cycles>1</meta:editing-cycles>
    <meta:document-statistic meta:table-count="1" meta:cell-count="121" meta:object-count="0"/>
  </office:meta>
</office:document-meta>
</file>